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ortrotationcombination3secSTART0" table:style-name="ta1">
        <table:shapes>
          <draw:frame draw:z-index="0" draw:style-name="gr1" draw:text-style-name="P1" svg:width="6.3055in" svg:height="3.5453in" svg:x="3.5972in" svg:y="0.3346in">
            <draw:object draw:notify-on-update-of-ranges="shortrotationcombination3secSTART0.A1:shortrotationcombination3secSTART0.A838 shortrotationcombination3secSTART0.B1:shortrotationcombination3secSTART0.B8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55in" svg:height="3.5453in" svg:x="3.7272in" svg:y="4.4654in">
            <draw:object draw:notify-on-update-of-ranges="shortrotationcombination3secSTART0.A1:shortrotationcombination3secSTART0.A838 shortrotationcombination3secSTART0.C1:shortrotationcombination3secSTART0.C8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34.97" calcext:value-type="float">
            <text:p>-34.97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-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-45.73" calcext:value-type="float">
            <text:p>-45.73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" calcext:value-type="float">
            <text:p>-0.1</text:p>
          </table:table-cell>
          <table:table-cell office:value-type="float" office:value="-51.11" calcext:value-type="float">
            <text:p>-51.11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2" calcext:value-type="float">
            <text:p>-0.12</text:p>
          </table:table-cell>
          <table:table-cell office:value-type="float" office:value="-53.8" calcext:value-type="float">
            <text:p>-53.8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4" calcext:value-type="float">
            <text:p>-0.14</text:p>
          </table:table-cell>
          <table:table-cell office:value-type="float" office:value="-56.49" calcext:value-type="float">
            <text:p>-56.49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9" calcext:value-type="float">
            <text:p>-0.19</text:p>
          </table:table-cell>
          <table:table-cell office:value-type="float" office:value="-59.18" calcext:value-type="float">
            <text:p>-59.18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2" calcext:value-type="float">
            <text:p>-0.22</text:p>
          </table:table-cell>
          <table:table-cell office:value-type="float" office:value="-53.8" calcext:value-type="float">
            <text:p>-53.8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4" calcext:value-type="float">
            <text:p>-0.24</text:p>
          </table:table-cell>
          <table:table-cell office:value-type="float" office:value="-48.42" calcext:value-type="float">
            <text:p>-48.42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2" calcext:value-type="float">
            <text:p>-0.22</text:p>
          </table:table-cell>
          <table:table-cell office:value-type="float" office:value="-43.04" calcext:value-type="float">
            <text:p>-43.04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 office:value-type="float" office:value="-40.35" calcext:value-type="float">
            <text:p>-40.35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 office:value-type="float" office:value="-37.66" calcext:value-type="float">
            <text:p>-37.66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2" calcext:value-type="float">
            <text:p>-0.22</text:p>
          </table:table-cell>
          <table:table-cell office:value-type="float" office:value="-34.97" calcext:value-type="float">
            <text:p>-34.97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22" calcext:value-type="float">
            <text:p>-0.22</text:p>
          </table:table-cell>
          <table:table-cell office:value-type="float" office:value="-34.97" calcext:value-type="float">
            <text:p>-34.97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24" calcext:value-type="float">
            <text:p>-0.24</text:p>
          </table:table-cell>
          <table:table-cell office:value-type="float" office:value="-34.97" calcext:value-type="float">
            <text:p>-34.97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24" calcext:value-type="float">
            <text:p>-0.24</text:p>
          </table:table-cell>
          <table:table-cell office:value-type="float" office:value="-32.28" calcext:value-type="float">
            <text:p>-32.28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-0.04" calcext:value-type="float">
            <text:p>-0.04</text:p>
          </table:table-cell>
          <table:table-cell office:value-type="float" office:value="-0.24" calcext:value-type="float">
            <text:p>-0.24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-0.05" calcext:value-type="float">
            <text:p>-0.05</text:p>
          </table:table-cell>
          <table:table-cell office:value-type="float" office:value="-0.24" calcext:value-type="float">
            <text:p>-0.24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24" calcext:value-type="float">
            <text:p>-0.24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24" calcext:value-type="float">
            <text:p>-0.24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24" calcext:value-type="float">
            <text:p>-0.24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26" calcext:value-type="float">
            <text:p>-0.26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float" office:value="-0.06" calcext:value-type="float">
            <text:p>-0.06</text:p>
          </table:table-cell>
          <table:table-cell office:value-type="float" office:value="-0.26" calcext:value-type="float">
            <text:p>-0.26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-0.06" calcext:value-type="float">
            <text:p>-0.06</text:p>
          </table:table-cell>
          <table:table-cell office:value-type="float" office:value="-0.24" calcext:value-type="float">
            <text:p>-0.24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4" calcext:value-type="float">
            <text:p>-0.24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4" calcext:value-type="float">
            <text:p>-0.24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-0.08" calcext:value-type="float">
            <text:p>-0.08</text:p>
          </table:table-cell>
          <table:table-cell office:value-type="float" office:value="-0.24" calcext:value-type="float">
            <text:p>-0.24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float" office:value="-0.08" calcext:value-type="float">
            <text:p>-0.08</text:p>
          </table:table-cell>
          <table:table-cell office:value-type="float" office:value="-0.24" calcext:value-type="float">
            <text:p>-0.24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float" office:value="-0.08" calcext:value-type="float">
            <text:p>-0.08</text:p>
          </table:table-cell>
          <table:table-cell office:value-type="float" office:value="-0.24" calcext:value-type="float">
            <text:p>-0.24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-0.08" calcext:value-type="float">
            <text:p>-0.08</text:p>
          </table:table-cell>
          <table:table-cell office:value-type="float" office:value="-0.24" calcext:value-type="float">
            <text:p>-0.24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-0.09" calcext:value-type="float">
            <text:p>-0.09</text:p>
          </table:table-cell>
          <table:table-cell office:value-type="float" office:value="-0.24" calcext:value-type="float">
            <text:p>-0.24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-0.09" calcext:value-type="float">
            <text:p>-0.09</text:p>
          </table:table-cell>
          <table:table-cell office:value-type="float" office:value="-0.22" calcext:value-type="float">
            <text:p>-0.22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-0.09" calcext:value-type="float">
            <text:p>-0.09</text:p>
          </table:table-cell>
          <table:table-cell office:value-type="float" office:value="-0.22" calcext:value-type="float">
            <text:p>-0.22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float" office:value="-0.09" calcext:value-type="float">
            <text:p>-0.09</text:p>
          </table:table-cell>
          <table:table-cell office:value-type="float" office:value="-0.22" calcext:value-type="float">
            <text:p>-0.22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float" office:value="-0.1" calcext:value-type="float">
            <text:p>-0.1</text:p>
          </table:table-cell>
          <table:table-cell office:value-type="float" office:value="-0.19" calcext:value-type="float">
            <text:p>-0.19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-0.1" calcext:value-type="float">
            <text:p>-0.1</text:p>
          </table:table-cell>
          <table:table-cell office:value-type="float" office:value="-0.17" calcext:value-type="float">
            <text:p>-0.17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float" office:value="-0.1" calcext:value-type="float">
            <text:p>-0.1</text:p>
          </table:table-cell>
          <table:table-cell office:value-type="float" office:value="-0.02" calcext:value-type="float">
            <text:p>-0.02</text:p>
          </table:table-cell>
          <table:table-cell office:value-type="float" office:value="29.59" calcext:value-type="float">
            <text:p>29.59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float" office:value="-0.09" calcext:value-type="float">
            <text:p>-0.09</text:p>
          </table:table-cell>
          <table:table-cell office:value-type="float" office:value="0" calcext:value-type="float">
            <text:p>0</text:p>
          </table:table-cell>
          <table:table-cell office:value-type="float" office:value="37.66" calcext:value-type="float">
            <text:p>37.66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-0.09" calcext:value-type="float">
            <text:p>-0.09</text:p>
          </table:table-cell>
          <table:table-cell office:value-type="float" office:value="0.02" calcext:value-type="float">
            <text:p>0.02</text:p>
          </table:table-cell>
          <table:table-cell office:value-type="float" office:value="45.73" calcext:value-type="float">
            <text:p>45.73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float" office:value="-0.09" calcext:value-type="float">
            <text:p>-0.09</text:p>
          </table:table-cell>
          <table:table-cell office:value-type="float" office:value="0.07" calcext:value-type="float">
            <text:p>0.07</text:p>
          </table:table-cell>
          <table:table-cell office:value-type="float" office:value="51.11" calcext:value-type="float">
            <text:p>51.11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float" office:value="-0.09" calcext:value-type="float">
            <text:p>-0.09</text:p>
          </table:table-cell>
          <table:table-cell office:value-type="float" office:value="0.12" calcext:value-type="float">
            <text:p>0.12</text:p>
          </table:table-cell>
          <table:table-cell office:value-type="float" office:value="51.11" calcext:value-type="float">
            <text:p>51.11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-0.09" calcext:value-type="float">
            <text:p>-0.09</text:p>
          </table:table-cell>
          <table:table-cell office:value-type="float" office:value="0.14" calcext:value-type="float">
            <text:p>0.14</text:p>
          </table:table-cell>
          <table:table-cell office:value-type="float" office:value="45.73" calcext:value-type="float">
            <text:p>45.73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float" office:value="-0.08" calcext:value-type="float">
            <text:p>-0.08</text:p>
          </table:table-cell>
          <table:table-cell office:value-type="float" office:value="0.14" calcext:value-type="float">
            <text:p>0.14</text:p>
          </table:table-cell>
          <table:table-cell office:value-type="float" office:value="43.04" calcext:value-type="float">
            <text:p>43.04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-0.08" calcext:value-type="float">
            <text:p>-0.08</text:p>
          </table:table-cell>
          <table:table-cell office:value-type="float" office:value="0.14" calcext:value-type="float">
            <text:p>0.14</text:p>
          </table:table-cell>
          <table:table-cell office:value-type="float" office:value="40.35" calcext:value-type="float">
            <text:p>40.35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-0.08" calcext:value-type="float">
            <text:p>-0.08</text:p>
          </table:table-cell>
          <table:table-cell office:value-type="float" office:value="0.14" calcext:value-type="float">
            <text:p>0.14</text:p>
          </table:table-cell>
          <table:table-cell office:value-type="float" office:value="37.66" calcext:value-type="float">
            <text:p>37.66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float" office:value="-0.08" calcext:value-type="float">
            <text:p>-0.08</text:p>
          </table:table-cell>
          <table:table-cell office:value-type="float" office:value="0.14" calcext:value-type="float">
            <text:p>0.14</text:p>
          </table:table-cell>
          <table:table-cell office:value-type="float" office:value="34.97" calcext:value-type="float">
            <text:p>34.97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-0.08" calcext:value-type="float">
            <text:p>-0.08</text:p>
          </table:table-cell>
          <table:table-cell office:value-type="float" office:value="0.14" calcext:value-type="float">
            <text:p>0.14</text:p>
          </table:table-cell>
          <table:table-cell office:value-type="float" office:value="34.97" calcext:value-type="float">
            <text:p>34.97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float" office:value="-0.07" calcext:value-type="float">
            <text:p>-0.07</text:p>
          </table:table-cell>
          <table:table-cell office:value-type="float" office:value="0.14" calcext:value-type="float">
            <text:p>0.14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-0.07" calcext:value-type="float">
            <text:p>-0.07</text:p>
          </table:table-cell>
          <table:table-cell office:value-type="float" office:value="0.14" calcext:value-type="float">
            <text:p>0.14</text:p>
          </table:table-cell>
          <table:table-cell office:value-type="float" office:value="29.59" calcext:value-type="float">
            <text:p>29.59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-0.07" calcext:value-type="float">
            <text:p>-0.07</text:p>
          </table:table-cell>
          <table:table-cell office:value-type="float" office:value="0.14" calcext:value-type="float">
            <text:p>0.14</text:p>
          </table:table-cell>
          <table:table-cell office:value-type="float" office:value="29.59" calcext:value-type="float">
            <text:p>29.59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float" office:value="-0.07" calcext:value-type="float">
            <text:p>-0.07</text:p>
          </table:table-cell>
          <table:table-cell office:value-type="float" office:value="0.14" calcext:value-type="float">
            <text:p>0.14</text:p>
          </table:table-cell>
          <table:table-cell office:value-type="float" office:value="29.59" calcext:value-type="float">
            <text:p>29.59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-0.07" calcext:value-type="float">
            <text:p>-0.07</text:p>
          </table:table-cell>
          <table:table-cell office:value-type="float" office:value="0.17" calcext:value-type="float">
            <text:p>0.17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-0.06" calcext:value-type="float">
            <text:p>-0.06</text:p>
          </table:table-cell>
          <table:table-cell office:value-type="float" office:value="0.17" calcext:value-type="float">
            <text:p>0.17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-0.06" calcext:value-type="float">
            <text:p>-0.06</text:p>
          </table:table-cell>
          <table:table-cell office:value-type="float" office:value="0.14" calcext:value-type="float">
            <text:p>0.14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-0.06" calcext:value-type="float">
            <text:p>-0.06</text:p>
          </table:table-cell>
          <table:table-cell office:value-type="float" office:value="0.14" calcext:value-type="float">
            <text:p>0.14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float" office:value="-0.06" calcext:value-type="float">
            <text:p>-0.06</text:p>
          </table:table-cell>
          <table:table-cell office:value-type="float" office:value="0.14" calcext:value-type="float">
            <text:p>0.14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-0.06" calcext:value-type="float">
            <text:p>-0.06</text:p>
          </table:table-cell>
          <table:table-cell office:value-type="float" office:value="0.14" calcext:value-type="float">
            <text:p>0.14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float" office:value="-0.05" calcext:value-type="float">
            <text:p>-0.05</text:p>
          </table:table-cell>
          <table:table-cell office:value-type="float" office:value="0.14" calcext:value-type="float">
            <text:p>0.14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-0.05" calcext:value-type="float">
            <text:p>-0.05</text:p>
          </table:table-cell>
          <table:table-cell office:value-type="float" office:value="0.17" calcext:value-type="float">
            <text:p>0.17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-0.05" calcext:value-type="float">
            <text:p>-0.05</text:p>
          </table:table-cell>
          <table:table-cell office:value-type="float" office:value="0.17" calcext:value-type="float">
            <text:p>0.17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float" office:value="-0.05" calcext:value-type="float">
            <text:p>-0.05</text:p>
          </table:table-cell>
          <table:table-cell office:value-type="float" office:value="0.14" calcext:value-type="float">
            <text:p>0.14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-0.05" calcext:value-type="float">
            <text:p>-0.05</text:p>
          </table:table-cell>
          <table:table-cell office:value-type="float" office:value="0.14" calcext:value-type="float">
            <text:p>0.14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float" office:value="-0.04" calcext:value-type="float">
            <text:p>-0.04</text:p>
          </table:table-cell>
          <table:table-cell office:value-type="float" office:value="0.14" calcext:value-type="float">
            <text:p>0.14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-0.04" calcext:value-type="float">
            <text:p>-0.04</text:p>
          </table:table-cell>
          <table:table-cell office:value-type="float" office:value="0.14" calcext:value-type="float">
            <text:p>0.14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-0.04" calcext:value-type="float">
            <text:p>-0.04</text:p>
          </table:table-cell>
          <table:table-cell office:value-type="float" office:value="0.17" calcext:value-type="float">
            <text:p>0.17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float" office:value="-0.04" calcext:value-type="float">
            <text:p>-0.04</text:p>
          </table:table-cell>
          <table:table-cell office:value-type="float" office:value="0.14" calcext:value-type="float">
            <text:p>0.14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float" office:value="-0.04" calcext:value-type="float">
            <text:p>-0.04</text:p>
          </table:table-cell>
          <table:table-cell office:value-type="float" office:value="0.14" calcext:value-type="float">
            <text:p>0.14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float" office:value="-0.03" calcext:value-type="float">
            <text:p>-0.03</text:p>
          </table:table-cell>
          <table:table-cell office:value-type="float" office:value="0.14" calcext:value-type="float">
            <text:p>0.14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-0.03" calcext:value-type="float">
            <text:p>-0.03</text:p>
          </table:table-cell>
          <table:table-cell office:value-type="float" office:value="0.17" calcext:value-type="float">
            <text:p>0.17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float" office:value="-0.03" calcext:value-type="float">
            <text:p>-0.03</text:p>
          </table:table-cell>
          <table:table-cell office:value-type="float" office:value="0.17" calcext:value-type="float">
            <text:p>0.17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float" office:value="-0.03" calcext:value-type="float">
            <text:p>-0.03</text:p>
          </table:table-cell>
          <table:table-cell office:value-type="float" office:value="0.17" calcext:value-type="float">
            <text:p>0.17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-0.03" calcext:value-type="float">
            <text:p>-0.03</text:p>
          </table:table-cell>
          <table:table-cell office:value-type="float" office:value="0.14" calcext:value-type="float">
            <text:p>0.14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float" office:value="-0.02" calcext:value-type="float">
            <text:p>-0.02</text:p>
          </table:table-cell>
          <table:table-cell office:value-type="float" office:value="0.17" calcext:value-type="float">
            <text:p>0.17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-0.02" calcext:value-type="float">
            <text:p>-0.02</text:p>
          </table:table-cell>
          <table:table-cell office:value-type="float" office:value="0.17" calcext:value-type="float">
            <text:p>0.17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float" office:value="-0.01" calcext:value-type="float">
            <text:p>-0.01</text:p>
          </table:table-cell>
          <table:table-cell office:value-type="float" office:value="0.14" calcext:value-type="float">
            <text:p>0.14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float" office:value="-0.01" calcext:value-type="float">
            <text:p>-0.01</text:p>
          </table:table-cell>
          <table:table-cell office:value-type="float" office:value="0.14" calcext:value-type="float">
            <text:p>0.14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-0.01" calcext:value-type="float">
            <text:p>-0.01</text:p>
          </table:table-cell>
          <table:table-cell office:value-type="float" office:value="0.14" calcext:value-type="float">
            <text:p>0.14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float" office:value="-0.01" calcext:value-type="float">
            <text:p>-0.01</text:p>
          </table:table-cell>
          <table:table-cell office:value-type="float" office:value="0.17" calcext:value-type="float">
            <text:p>0.17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float" office:value="-0.01" calcext:value-type="float">
            <text:p>-0.01</text:p>
          </table:table-cell>
          <table:table-cell office:value-type="float" office:value="0.17" calcext:value-type="float">
            <text:p>0.17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-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-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float" office:value="0.01" calcext:value-type="float">
            <text:p>0.01</text:p>
          </table:table-cell>
          <table:table-cell office:value-type="float" office:value="0.19" calcext:value-type="float">
            <text:p>0.19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float" office:value="0.01" calcext:value-type="float">
            <text:p>0.01</text:p>
          </table:table-cell>
          <table:table-cell office:value-type="float" office:value="0.19" calcext:value-type="float">
            <text:p>0.19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float" office:value="0.02" calcext:value-type="float">
            <text:p>0.02</text:p>
          </table:table-cell>
          <table:table-cell office:value-type="float" office:value="0.19" calcext:value-type="float">
            <text:p>0.19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float" office:value="0.02" calcext:value-type="float">
            <text:p>0.02</text:p>
          </table:table-cell>
          <table:table-cell office:value-type="float" office:value="0.19" calcext:value-type="float">
            <text:p>0.19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float" office:value="0.02" calcext:value-type="float">
            <text:p>0.02</text:p>
          </table:table-cell>
          <table:table-cell office:value-type="float" office:value="0.17" calcext:value-type="float">
            <text:p>0.17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0.02" calcext:value-type="float">
            <text:p>0.02</text:p>
          </table:table-cell>
          <table:table-cell office:value-type="float" office:value="0.17" calcext:value-type="float">
            <text:p>0.17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float" office:value="0.02" calcext:value-type="float">
            <text:p>0.02</text:p>
          </table:table-cell>
          <table:table-cell office:value-type="float" office:value="0.19" calcext:value-type="float">
            <text:p>0.19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float" office:value="0.03" calcext:value-type="float">
            <text:p>0.03</text:p>
          </table:table-cell>
          <table:table-cell office:value-type="float" office:value="0.19" calcext:value-type="float">
            <text:p>0.19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0.03" calcext:value-type="float">
            <text:p>0.03</text:p>
          </table:table-cell>
          <table:table-cell office:value-type="float" office:value="0.19" calcext:value-type="float">
            <text:p>0.19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float" office:value="0.03" calcext:value-type="float">
            <text:p>0.03</text:p>
          </table:table-cell>
          <table:table-cell office:value-type="float" office:value="0.19" calcext:value-type="float">
            <text:p>0.19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0.04" calcext:value-type="float">
            <text:p>0.04</text:p>
          </table:table-cell>
          <table:table-cell office:value-type="float" office:value="0.19" calcext:value-type="float">
            <text:p>0.19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float" office:value="0.04" calcext:value-type="float">
            <text:p>0.04</text:p>
          </table:table-cell>
          <table:table-cell office:value-type="float" office:value="0.19" calcext:value-type="float">
            <text:p>0.19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0.04" calcext:value-type="float">
            <text:p>0.04</text:p>
          </table:table-cell>
          <table:table-cell office:value-type="float" office:value="0.19" calcext:value-type="float">
            <text:p>0.19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float" office:value="0.04" calcext:value-type="float">
            <text:p>0.04</text:p>
          </table:table-cell>
          <table:table-cell office:value-type="float" office:value="0.19" calcext:value-type="float">
            <text:p>0.19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float" office:value="0.04" calcext:value-type="float">
            <text:p>0.04</text:p>
          </table:table-cell>
          <table:table-cell office:value-type="float" office:value="0.19" calcext:value-type="float">
            <text:p>0.1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float" office:value="0.05" calcext:value-type="float">
            <text:p>0.05</text:p>
          </table:table-cell>
          <table:table-cell office:value-type="float" office:value="0.14" calcext:value-type="float">
            <text:p>0.1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float" office:value="0.06" calcext:value-type="float">
            <text:p>0.06</text:p>
          </table:table-cell>
          <table:table-cell office:value-type="float" office:value="0.14" calcext:value-type="float">
            <text:p>0.14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float" office:value="0.06" calcext:value-type="float">
            <text:p>0.06</text:p>
          </table:table-cell>
          <table:table-cell office:value-type="float" office:value="0.17" calcext:value-type="float">
            <text:p>0.17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float" office:value="0.06" calcext:value-type="float">
            <text:p>0.06</text:p>
          </table:table-cell>
          <table:table-cell office:value-type="float" office:value="0.17" calcext:value-type="float">
            <text:p>0.17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0.06" calcext:value-type="float">
            <text:p>0.06</text:p>
          </table:table-cell>
          <table:table-cell office:value-type="float" office:value="0.19" calcext:value-type="float">
            <text:p>0.19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float" office:value="0.07" calcext:value-type="float">
            <text:p>0.07</text:p>
          </table:table-cell>
          <table:table-cell office:value-type="float" office:value="0.19" calcext:value-type="float">
            <text:p>0.19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float" office:value="0.07" calcext:value-type="float">
            <text:p>0.07</text:p>
          </table:table-cell>
          <table:table-cell office:value-type="float" office:value="0.19" calcext:value-type="float">
            <text:p>0.19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float" office:value="0.07" calcext:value-type="float">
            <text:p>0.07</text:p>
          </table:table-cell>
          <table:table-cell office:value-type="float" office:value="0.19" calcext:value-type="float">
            <text:p>0.19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529" calcext:value-type="float">
            <text:p>4529</text:p>
          </table:table-cell>
          <table:table-cell office:value-type="float" office:value="0.08" calcext:value-type="float">
            <text:p>0.08</text:p>
          </table:table-cell>
          <table:table-cell office:value-type="float" office:value="0.17" calcext:value-type="float">
            <text:p>0.17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float" office:value="0.08" calcext:value-type="float">
            <text:p>0.08</text:p>
          </table:table-cell>
          <table:table-cell office:value-type="float" office:value="0.17" calcext:value-type="float">
            <text:p>0.17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553" calcext:value-type="float">
            <text:p>4553</text:p>
          </table:table-cell>
          <table:table-cell office:value-type="float" office:value="0.08" calcext:value-type="float">
            <text:p>0.08</text:p>
          </table:table-cell>
          <table:table-cell office:value-type="float" office:value="0.19" calcext:value-type="float">
            <text:p>0.19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float" office:value="0.08" calcext:value-type="float">
            <text:p>0.08</text:p>
          </table:table-cell>
          <table:table-cell office:value-type="float" office:value="0.19" calcext:value-type="float">
            <text:p>0.19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float" office:value="0.08" calcext:value-type="float">
            <text:p>0.08</text:p>
          </table:table-cell>
          <table:table-cell office:value-type="float" office:value="0.19" calcext:value-type="float">
            <text:p>0.19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float" office:value="0.09" calcext:value-type="float">
            <text:p>0.09</text:p>
          </table:table-cell>
          <table:table-cell office:value-type="float" office:value="0.19" calcext:value-type="float">
            <text:p>0.19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float" office:value="0.09" calcext:value-type="float">
            <text:p>0.09</text:p>
          </table:table-cell>
          <table:table-cell office:value-type="float" office:value="0.19" calcext:value-type="float">
            <text:p>0.19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4673" calcext:value-type="float">
            <text:p>4673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0.09" calcext:value-type="float">
            <text:p>0.09</text:p>
          </table:table-cell>
          <table:table-cell office:value-type="float" office:value="-0.02" calcext:value-type="float">
            <text:p>-0.02</text:p>
          </table:table-cell>
          <table:table-cell office:value-type="float" office:value="-32.28" calcext:value-type="float">
            <text:p>-32.28</text:p>
          </table:table-cell>
        </table:table-row>
        <table:table-row table:style-name="ro1">
          <table:table-cell office:value-type="float" office:value="4733" calcext:value-type="float">
            <text:p>4733</text:p>
          </table:table-cell>
          <table:table-cell office:value-type="float" office:value="0.09" calcext:value-type="float">
            <text:p>0.09</text:p>
          </table:table-cell>
          <table:table-cell office:value-type="float" office:value="-0.02" calcext:value-type="float">
            <text:p>-0.02</text:p>
          </table:table-cell>
          <table:table-cell office:value-type="float" office:value="-37.66" calcext:value-type="float">
            <text:p>-37.66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float" office:value="0.09" calcext:value-type="float">
            <text:p>0.09</text:p>
          </table:table-cell>
          <table:table-cell office:value-type="float" office:value="-0.05" calcext:value-type="float">
            <text:p>-0.05</text:p>
          </table:table-cell>
          <table:table-cell office:value-type="float" office:value="-40.35" calcext:value-type="float">
            <text:p>-40.35</text:p>
          </table:table-cell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float" office:value="0.09" calcext:value-type="float">
            <text:p>0.09</text:p>
          </table:table-cell>
          <table:table-cell office:value-type="float" office:value="-0.07" calcext:value-type="float">
            <text:p>-0.07</text:p>
          </table:table-cell>
          <table:table-cell office:value-type="float" office:value="-43.04" calcext:value-type="float">
            <text:p>-43.04</text:p>
          </table:table-cell>
        </table:table-row>
        <table:table-row table:style-name="ro1">
          <table:table-cell office:value-type="float" office:value="4769" calcext:value-type="float">
            <text:p>4769</text:p>
          </table:table-cell>
          <table:table-cell office:value-type="float" office:value="0.09" calcext:value-type="float">
            <text:p>0.09</text:p>
          </table:table-cell>
          <table:table-cell office:value-type="float" office:value="-0.1" calcext:value-type="float">
            <text:p>-0.1</text:p>
          </table:table-cell>
          <table:table-cell office:value-type="float" office:value="-43.04" calcext:value-type="float">
            <text:p>-43.04</text:p>
          </table:table-cell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float" office:value="0.09" calcext:value-type="float">
            <text:p>0.09</text:p>
          </table:table-cell>
          <table:table-cell office:value-type="float" office:value="-0.1" calcext:value-type="float">
            <text:p>-0.1</text:p>
          </table:table-cell>
          <table:table-cell office:value-type="float" office:value="-40.35" calcext:value-type="float">
            <text:p>-40.35</text:p>
          </table:table-cell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float" office:value="0.08" calcext:value-type="float">
            <text:p>0.08</text:p>
          </table:table-cell>
          <table:table-cell office:value-type="float" office:value="-0.1" calcext:value-type="float">
            <text:p>-0.1</text:p>
          </table:table-cell>
          <table:table-cell office:value-type="float" office:value="-34.97" calcext:value-type="float">
            <text:p>-34.97</text:p>
          </table:table-cell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float" office:value="0.08" calcext:value-type="float">
            <text:p>0.08</text:p>
          </table:table-cell>
          <table:table-cell office:value-type="float" office:value="-0.1" calcext:value-type="float">
            <text:p>-0.1</text:p>
          </table:table-cell>
          <table:table-cell office:value-type="float" office:value="-32.28" calcext:value-type="float">
            <text:p>-32.28</text:p>
          </table:table-cell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float" office:value="0.08" calcext:value-type="float">
            <text:p>0.08</text:p>
          </table:table-cell>
          <table:table-cell office:value-type="float" office:value="-0.1" calcext:value-type="float">
            <text:p>-0.1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0.08" calcext:value-type="float">
            <text:p>0.08</text:p>
          </table:table-cell>
          <table:table-cell office:value-type="float" office:value="-0.07" calcext:value-type="float">
            <text:p>-0.07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float" office:value="0.08" calcext:value-type="float">
            <text:p>0.08</text:p>
          </table:table-cell>
          <table:table-cell office:value-type="float" office:value="-0.07" calcext:value-type="float">
            <text:p>-0.07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float" office:value="0.08" calcext:value-type="float">
            <text:p>0.08</text:p>
          </table:table-cell>
          <table:table-cell office:value-type="float" office:value="-0.07" calcext:value-type="float">
            <text:p>-0.07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float" office:value="0.08" calcext:value-type="float">
            <text:p>0.08</text:p>
          </table:table-cell>
          <table:table-cell office:value-type="float" office:value="-0.1" calcext:value-type="float">
            <text:p>-0.1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float" office:value="0.08" calcext:value-type="float">
            <text:p>0.08</text:p>
          </table:table-cell>
          <table:table-cell office:value-type="float" office:value="-0.1" calcext:value-type="float">
            <text:p>-0.1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float" office:value="0.08" calcext:value-type="float">
            <text:p>0.08</text:p>
          </table:table-cell>
          <table:table-cell office:value-type="float" office:value="-0.1" calcext:value-type="float">
            <text:p>-0.1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0.07" calcext:value-type="float">
            <text:p>0.07</text:p>
          </table:table-cell>
          <table:table-cell office:value-type="float" office:value="-0.1" calcext:value-type="float">
            <text:p>-0.1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float" office:value="0.07" calcext:value-type="float">
            <text:p>0.07</text:p>
          </table:table-cell>
          <table:table-cell office:value-type="float" office:value="-0.1" calcext:value-type="float">
            <text:p>-0.1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float" office:value="0.07" calcext:value-type="float">
            <text:p>0.07</text:p>
          </table:table-cell>
          <table:table-cell office:value-type="float" office:value="-0.1" calcext:value-type="float">
            <text:p>-0.1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float" office:value="0.07" calcext:value-type="float">
            <text:p>0.07</text:p>
          </table:table-cell>
          <table:table-cell office:value-type="float" office:value="-0.07" calcext:value-type="float">
            <text:p>-0.07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float" office:value="0.07" calcext:value-type="float">
            <text:p>0.07</text:p>
          </table:table-cell>
          <table:table-cell office:value-type="float" office:value="-0.07" calcext:value-type="float">
            <text:p>-0.07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961" calcext:value-type="float">
            <text:p>4961</text:p>
          </table:table-cell>
          <table:table-cell office:value-type="float" office:value="0.07" calcext:value-type="float">
            <text:p>0.07</text:p>
          </table:table-cell>
          <table:table-cell office:value-type="float" office:value="-0.07" calcext:value-type="float">
            <text:p>-0.07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973" calcext:value-type="float">
            <text:p>4973</text:p>
          </table:table-cell>
          <table:table-cell office:value-type="float" office:value="0.07" calcext:value-type="float">
            <text:p>0.07</text:p>
          </table:table-cell>
          <table:table-cell office:value-type="float" office:value="-0.07" calcext:value-type="float">
            <text:p>-0.07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float" office:value="0.07" calcext:value-type="float">
            <text:p>0.07</text:p>
          </table:table-cell>
          <table:table-cell office:value-type="float" office:value="-0.1" calcext:value-type="float">
            <text:p>-0.1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float" office:value="0.06" calcext:value-type="float">
            <text:p>0.06</text:p>
          </table:table-cell>
          <table:table-cell office:value-type="float" office:value="-0.1" calcext:value-type="float">
            <text:p>-0.1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float" office:value="0.06" calcext:value-type="float">
            <text:p>0.06</text:p>
          </table:table-cell>
          <table:table-cell office:value-type="float" office:value="-0.1" calcext:value-type="float">
            <text:p>-0.1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float" office:value="0.06" calcext:value-type="float">
            <text:p>0.06</text:p>
          </table:table-cell>
          <table:table-cell office:value-type="float" office:value="-0.1" calcext:value-type="float">
            <text:p>-0.1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033" calcext:value-type="float">
            <text:p>5033</text:p>
          </table:table-cell>
          <table:table-cell office:value-type="float" office:value="0.06" calcext:value-type="float">
            <text:p>0.06</text:p>
          </table:table-cell>
          <table:table-cell office:value-type="float" office:value="-0.1" calcext:value-type="float">
            <text:p>-0.1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float" office:value="0.06" calcext:value-type="float">
            <text:p>0.06</text:p>
          </table:table-cell>
          <table:table-cell office:value-type="float" office:value="-0.07" calcext:value-type="float">
            <text:p>-0.07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float" office:value="0.06" calcext:value-type="float">
            <text:p>0.06</text:p>
          </table:table-cell>
          <table:table-cell office:value-type="float" office:value="-0.07" calcext:value-type="float">
            <text:p>-0.07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float" office:value="0.06" calcext:value-type="float">
            <text:p>0.06</text:p>
          </table:table-cell>
          <table:table-cell office:value-type="float" office:value="-0.07" calcext:value-type="float">
            <text:p>-0.07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float" office:value="0.06" calcext:value-type="float">
            <text:p>0.06</text:p>
          </table:table-cell>
          <table:table-cell office:value-type="float" office:value="-0.07" calcext:value-type="float">
            <text:p>-0.07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093" calcext:value-type="float">
            <text:p>5093</text:p>
          </table:table-cell>
          <table:table-cell office:value-type="float" office:value="0.06" calcext:value-type="float">
            <text:p>0.06</text:p>
          </table:table-cell>
          <table:table-cell office:value-type="float" office:value="-0.1" calcext:value-type="float">
            <text:p>-0.1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float" office:value="0.05" calcext:value-type="float">
            <text:p>0.05</text:p>
          </table:table-cell>
          <table:table-cell office:value-type="float" office:value="-0.1" calcext:value-type="float">
            <text:p>-0.1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117" calcext:value-type="float">
            <text:p>5117</text:p>
          </table:table-cell>
          <table:table-cell office:value-type="float" office:value="0.05" calcext:value-type="float">
            <text:p>0.05</text:p>
          </table:table-cell>
          <table:table-cell office:value-type="float" office:value="-0.1" calcext:value-type="float">
            <text:p>-0.1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129" calcext:value-type="float">
            <text:p>5129</text:p>
          </table:table-cell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153" calcext:value-type="float">
            <text:p>5153</text:p>
          </table:table-cell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189" calcext:value-type="float">
            <text:p>5189</text:p>
          </table:table-cell>
          <table:table-cell office:value-type="float" office:value="0.05" calcext:value-type="float">
            <text:p>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float" office:value="0.04" calcext:value-type="float">
            <text:p>0.04</text:p>
          </table:table-cell>
          <table:table-cell office:value-type="float" office:value="-0.07" calcext:value-type="float">
            <text:p>-0.07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float" office:value="0.04" calcext:value-type="float">
            <text:p>0.04</text:p>
          </table:table-cell>
          <table:table-cell office:value-type="float" office:value="-0.07" calcext:value-type="float">
            <text:p>-0.07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0.04" calcext:value-type="float">
            <text:p>0.04</text:p>
          </table:table-cell>
          <table:table-cell office:value-type="float" office:value="-0.1" calcext:value-type="float">
            <text:p>-0.1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5237" calcext:value-type="float">
            <text:p>5237</text:p>
          </table:table-cell>
          <table:table-cell office:value-type="float" office:value="0.04" calcext:value-type="float">
            <text:p>0.04</text:p>
          </table:table-cell>
          <table:table-cell office:value-type="float" office:value="-0.1" calcext:value-type="float">
            <text:p>-0.1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float" office:value="0.04" calcext:value-type="float">
            <text:p>0.04</text:p>
          </table:table-cell>
          <table:table-cell office:value-type="float" office:value="-0.1" calcext:value-type="float">
            <text:p>-0.1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float" office:value="0.04" calcext:value-type="float">
            <text:p>0.04</text:p>
          </table:table-cell>
          <table:table-cell office:value-type="float" office:value="-0.1" calcext:value-type="float">
            <text:p>-0.1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float" office:value="0.04" calcext:value-type="float">
            <text:p>0.04</text:p>
          </table:table-cell>
          <table:table-cell office:value-type="float" office:value="-0.1" calcext:value-type="float">
            <text:p>-0.1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285" calcext:value-type="float">
            <text:p>5285</text:p>
          </table:table-cell>
          <table:table-cell office:value-type="float" office:value="0.04" calcext:value-type="float">
            <text:p>0.04</text:p>
          </table:table-cell>
          <table:table-cell office:value-type="float" office:value="-0.1" calcext:value-type="float">
            <text:p>-0.1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297" calcext:value-type="float">
            <text:p>5297</text:p>
          </table:table-cell>
          <table:table-cell office:value-type="float" office:value="0.04" calcext:value-type="float">
            <text:p>0.04</text:p>
          </table:table-cell>
          <table:table-cell office:value-type="float" office:value="-0.07" calcext:value-type="float">
            <text:p>-0.07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  <table:table-cell office:value-type="float" office:value="0.03" calcext:value-type="float">
            <text:p>0.03</text:p>
          </table:table-cell>
          <table:table-cell office:value-type="float" office:value="-0.07" calcext:value-type="float">
            <text:p>-0.07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float" office:value="0.03" calcext:value-type="float">
            <text:p>0.03</text:p>
          </table:table-cell>
          <table:table-cell office:value-type="float" office:value="-0.07" calcext:value-type="float">
            <text:p>-0.07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float" office:value="0.03" calcext:value-type="float">
            <text:p>0.03</text:p>
          </table:table-cell>
          <table:table-cell office:value-type="float" office:value="-0.1" calcext:value-type="float">
            <text:p>-0.1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float" office:value="0.03" calcext:value-type="float">
            <text:p>0.03</text:p>
          </table:table-cell>
          <table:table-cell office:value-type="float" office:value="-0.1" calcext:value-type="float">
            <text:p>-0.1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357" calcext:value-type="float">
            <text:p>5357</text:p>
          </table:table-cell>
          <table:table-cell office:value-type="float" office:value="0.03" calcext:value-type="float">
            <text:p>0.03</text:p>
          </table:table-cell>
          <table:table-cell office:value-type="float" office:value="-0.1" calcext:value-type="float">
            <text:p>-0.1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369" calcext:value-type="float">
            <text:p>5369</text:p>
          </table:table-cell>
          <table:table-cell office:value-type="float" office:value="0.03" calcext:value-type="float">
            <text:p>0.03</text:p>
          </table:table-cell>
          <table:table-cell office:value-type="float" office:value="-0.1" calcext:value-type="float">
            <text:p>-0.1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381" calcext:value-type="float">
            <text:p>5381</text:p>
          </table:table-cell>
          <table:table-cell office:value-type="float" office:value="0.03" calcext:value-type="float">
            <text:p>0.03</text:p>
          </table:table-cell>
          <table:table-cell office:value-type="float" office:value="-0.1" calcext:value-type="float">
            <text:p>-0.1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float" office:value="0.03" calcext:value-type="float">
            <text:p>0.03</text:p>
          </table:table-cell>
          <table:table-cell office:value-type="float" office:value="-0.1" calcext:value-type="float">
            <text:p>-0.1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405" calcext:value-type="float">
            <text:p>5405</text:p>
          </table:table-cell>
          <table:table-cell office:value-type="float" office:value="0.02" calcext:value-type="float">
            <text:p>0.02</text:p>
          </table:table-cell>
          <table:table-cell office:value-type="float" office:value="-0.07" calcext:value-type="float">
            <text:p>-0.07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417" calcext:value-type="float">
            <text:p>5417</text:p>
          </table:table-cell>
          <table:table-cell office:value-type="float" office:value="0.02" calcext:value-type="float">
            <text:p>0.02</text:p>
          </table:table-cell>
          <table:table-cell office:value-type="float" office:value="-0.07" calcext:value-type="float">
            <text:p>-0.07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float" office:value="0.02" calcext:value-type="float">
            <text:p>0.02</text:p>
          </table:table-cell>
          <table:table-cell office:value-type="float" office:value="-0.07" calcext:value-type="float">
            <text:p>-0.07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float" office:value="0.02" calcext:value-type="float">
            <text:p>0.02</text:p>
          </table:table-cell>
          <table:table-cell office:value-type="float" office:value="-0.1" calcext:value-type="float">
            <text:p>-0.1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float" office:value="0.02" calcext:value-type="float">
            <text:p>0.02</text:p>
          </table:table-cell>
          <table:table-cell office:value-type="float" office:value="-0.1" calcext:value-type="float">
            <text:p>-0.1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float" office:value="0.02" calcext:value-type="float">
            <text:p>0.02</text:p>
          </table:table-cell>
          <table:table-cell office:value-type="float" office:value="-0.1" calcext:value-type="float">
            <text:p>-0.1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477" calcext:value-type="float">
            <text:p>5477</text:p>
          </table:table-cell>
          <table:table-cell office:value-type="float" office:value="0.02" calcext:value-type="float">
            <text:p>0.02</text:p>
          </table:table-cell>
          <table:table-cell office:value-type="float" office:value="-0.1" calcext:value-type="float">
            <text:p>-0.1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489" calcext:value-type="float">
            <text:p>5489</text:p>
          </table:table-cell>
          <table:table-cell office:value-type="float" office:value="0.02" calcext:value-type="float">
            <text:p>0.02</text:p>
          </table:table-cell>
          <table:table-cell office:value-type="float" office:value="-0.1" calcext:value-type="float">
            <text:p>-0.1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0.01" calcext:value-type="float">
            <text:p>0.01</text:p>
          </table:table-cell>
          <table:table-cell office:value-type="float" office:value="-0.1" calcext:value-type="float">
            <text:p>-0.1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float" office:value="0.01" calcext:value-type="float">
            <text:p>0.01</text:p>
          </table:table-cell>
          <table:table-cell office:value-type="float" office:value="-0.1" calcext:value-type="float">
            <text:p>-0.1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float" office:value="0.01" calcext:value-type="float">
            <text:p>0.01</text:p>
          </table:table-cell>
          <table:table-cell office:value-type="float" office:value="-0.1" calcext:value-type="float">
            <text:p>-0.1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537" calcext:value-type="float">
            <text:p>5537</text:p>
          </table:table-cell>
          <table:table-cell office:value-type="float" office:value="0.01" calcext:value-type="float">
            <text:p>0.01</text:p>
          </table:table-cell>
          <table:table-cell office:value-type="float" office:value="-0.1" calcext:value-type="float">
            <text:p>-0.1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549" calcext:value-type="float">
            <text:p>5549</text:p>
          </table:table-cell>
          <table:table-cell office:value-type="float" office:value="0.01" calcext:value-type="float">
            <text:p>0.01</text:p>
          </table:table-cell>
          <table:table-cell office:value-type="float" office:value="-0.1" calcext:value-type="float">
            <text:p>-0.1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float" office:value="0.01" calcext:value-type="float">
            <text:p>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573" calcext:value-type="float">
            <text:p>5573</text:p>
          </table:table-cell>
          <table:table-cell office:value-type="float" office:value="0.01" calcext:value-type="float">
            <text:p>0.01</text:p>
          </table:table-cell>
          <table:table-cell office:value-type="float" office:value="-0.1" calcext:value-type="float">
            <text:p>-0.1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float" office:value="0.01" calcext:value-type="float">
            <text:p>0.01</text:p>
          </table:table-cell>
          <table:table-cell office:value-type="float" office:value="-0.1" calcext:value-type="float">
            <text:p>-0.1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597" calcext:value-type="float">
            <text:p>559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609" calcext:value-type="float">
            <text:p>560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5669" calcext:value-type="float">
            <text:p>5669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371" calcext:value-type="float">
            <text:p>6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383" calcext:value-type="float">
            <text:p>6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455" calcext:value-type="float">
            <text:p>6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527" calcext:value-type="float">
            <text:p>6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259" calcext:value-type="float">
            <text:p>7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343" calcext:value-type="float">
            <text:p>7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355" calcext:value-type="float">
            <text:p>7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367" calcext:value-type="float">
            <text:p>7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391" calcext:value-type="float">
            <text:p>7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427" calcext:value-type="float">
            <text:p>7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595" calcext:value-type="float">
            <text:p>7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667" calcext:value-type="float">
            <text:p>7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715" calcext:value-type="float">
            <text:p>7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835" calcext:value-type="float">
            <text:p>7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871" calcext:value-type="float">
            <text:p>7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955" calcext:value-type="float">
            <text:p>7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967" calcext:value-type="float">
            <text:p>7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135" calcext:value-type="float">
            <text:p>8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195" calcext:value-type="float">
            <text:p>8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255" calcext:value-type="float">
            <text:p>8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433" calcext:value-type="float">
            <text:p>8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517" calcext:value-type="float">
            <text:p>8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565" calcext:value-type="float">
            <text:p>8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577" calcext:value-type="float">
            <text:p>8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613" calcext:value-type="float">
            <text:p>8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625" calcext:value-type="float">
            <text:p>8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649" calcext:value-type="float">
            <text:p>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685" calcext:value-type="float">
            <text:p>8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745" calcext:value-type="float">
            <text:p>8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841" calcext:value-type="float">
            <text:p>8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865" calcext:value-type="float">
            <text:p>8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2T09:37:44.972802595</dc:date>
    <meta:editing-duration>PT28S</meta:editing-duration>
    <meta:editing-cycles>1</meta:editing-cycles>
    <meta:document-statistic meta:table-count="1" meta:cell-count="3352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scatter" chart:style-name="ch1">
        <chart:legend chart:legend-position="end" svg:x="13.165cm" svg:y="4.204cm" style:legend-expansion="high" chart:style-name="ch2"/>
        <chart:plot-area chart:style-name="ch3" table:cell-range-address="shortrotationcombination3secSTART0.A1:shortrotationcombination3secSTART0.B838" svg:x="0.32cm" svg:y="0.18cm" svg:width="12.525cm" svg:height="8.646cm">
          <chart:coordinate-region svg:x="1.338cm" svg:y="0.379cm" svg:width="11.042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ortrotationcombination3secSTART0.B1:shortrotationcombination3secSTART0.B838" chart:class="chart:scatter">
            <chart:domain table:cell-range-address="shortrotationcombination3secSTART0.A1:shortrotationcombination3secSTART0.A838"/>
            <chart:data-point chart:repeated="8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ortrotationcombination3secSTART0.A1:shortrotationcombination3secSTART0.A838</svg:desc>
                </draw:g>
              </table:table-cell>
              <table:table-cell office:value-type="float" office:value="0">
                <text:p>0</text:p>
                <draw:g>
                  <svg:desc>shortrotationcombination3secSTART0.B1:shortrotationcombination3secSTART0.B8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8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6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8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4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6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8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2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4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5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9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1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3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7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1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3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5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7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9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0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2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4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6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8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9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1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2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3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5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7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8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0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1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2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63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75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7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8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09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21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32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43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5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7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79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91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03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15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27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38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51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62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75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86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8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1">
                <text:p>1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2">
                <text:p>1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4">
                <text:p>1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6">
                <text:p>1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9">
                <text:p>1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1">
                <text:p>1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2">
                <text:p>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4">
                <text:p>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6">
                <text:p>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8">
                <text:p>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42">
                <text:p>1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54">
                <text:p>1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67">
                <text:p>1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78">
                <text:p>1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91">
                <text:p>1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03">
                <text:p>1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14">
                <text:p>1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26">
                <text:p>1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38">
                <text:p>1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51">
                <text:p>1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63">
                <text:p>1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74">
                <text:p>1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86">
                <text:p>1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98">
                <text:p>1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10">
                <text:p>1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22">
                <text:p>1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34">
                <text:p>1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46">
                <text:p>1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58">
                <text:p>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70">
                <text:p>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82">
                <text:p>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94">
                <text:p>1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06">
                <text:p>1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18">
                <text:p>1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30">
                <text:p>1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43">
                <text:p>1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54">
                <text:p>1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66">
                <text:p>1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78">
                <text:p>1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90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02">
                <text:p>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14">
                <text:p>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26">
                <text:p>1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38">
                <text:p>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0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62">
                <text:p>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74">
                <text:p>1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86">
                <text:p>1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98">
                <text:p>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10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22">
                <text:p>1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34">
                <text:p>1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45">
                <text:p>1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57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69">
                <text:p>1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81">
                <text:p>1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93">
                <text:p>1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05">
                <text:p>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17">
                <text:p>1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29">
                <text:p>1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41">
                <text:p>1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53">
                <text:p>1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65">
                <text:p>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77">
                <text:p>1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89">
                <text:p>1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01">
                <text:p>1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13">
                <text:p>1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25">
                <text:p>1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37">
                <text:p>1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49">
                <text:p>1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61">
                <text:p>1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73">
                <text:p>1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85">
                <text:p>1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97">
                <text:p>1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09">
                <text:p>1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21">
                <text:p>1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33">
                <text:p>1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45">
                <text:p>1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57">
                <text:p>1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69">
                <text:p>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81">
                <text:p>1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28">
                <text:p>2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40">
                <text:p>2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52">
                <text:p>2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64">
                <text:p>2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76">
                <text:p>2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88">
                <text:p>2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99">
                <text:p>2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11">
                <text:p>2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23">
                <text:p>2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35">
                <text:p>2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47">
                <text:p>2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59">
                <text:p>2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71">
                <text:p>2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83">
                <text:p>2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94">
                <text:p>2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06">
                <text:p>2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18">
                <text:p>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30">
                <text:p>2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43">
                <text:p>2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54">
                <text:p>2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66">
                <text:p>2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78">
                <text:p>2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90">
                <text:p>2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02">
                <text:p>2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14">
                <text:p>2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26">
                <text:p>2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38">
                <text:p>2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51">
                <text:p>2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62">
                <text:p>2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74">
                <text:p>2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86">
                <text:p>2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98">
                <text:p>2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10">
                <text:p>2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22">
                <text:p>2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34">
                <text:p>2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46">
                <text:p>2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58">
                <text:p>2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70">
                <text:p>2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83">
                <text:p>2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94">
                <text:p>2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06">
                <text:p>2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18">
                <text:p>2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30">
                <text:p>2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42">
                <text:p>2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53">
                <text:p>2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65">
                <text:p>2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76">
                <text:p>2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87">
                <text:p>2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99">
                <text:p>2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10">
                <text:p>2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22">
                <text:p>2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34">
                <text:p>2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46">
                <text:p>2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58">
                <text:p>2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70">
                <text:p>2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81">
                <text:p>2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93">
                <text:p>2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05">
                <text:p>2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17">
                <text:p>2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29">
                <text:p>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41">
                <text:p>2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53">
                <text:p>2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65">
                <text:p>2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77">
                <text:p>2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89">
                <text:p>2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01">
                <text:p>2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13">
                <text:p>2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25">
                <text:p>2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37">
                <text:p>2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849">
                <text:p>2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61">
                <text:p>2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73">
                <text:p>2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85">
                <text:p>2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97">
                <text:p>2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09">
                <text:p>2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21">
                <text:p>2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33">
                <text:p>2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45">
                <text:p>2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57">
                <text:p>2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69">
                <text:p>2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81">
                <text:p>2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993">
                <text:p>2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05">
                <text:p>3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17">
                <text:p>3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29">
                <text:p>3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41">
                <text:p>3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53">
                <text:p>3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65">
                <text:p>3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77">
                <text:p>3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89">
                <text:p>3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101">
                <text:p>3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13">
                <text:p>3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25">
                <text:p>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37">
                <text:p>313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49">
                <text:p>314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161">
                <text:p>316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173">
                <text:p>317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85">
                <text:p>318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197">
                <text:p>319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09">
                <text:p>320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221">
                <text:p>322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233">
                <text:p>323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45">
                <text:p>324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257">
                <text:p>325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269">
                <text:p>326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281">
                <text:p>328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293">
                <text:p>329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05">
                <text:p>330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17">
                <text:p>331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29">
                <text:p>332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41">
                <text:p>334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53">
                <text:p>335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365">
                <text:p>3365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77">
                <text:p>3377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389">
                <text:p>3389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401">
                <text:p>340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13">
                <text:p>3413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425">
                <text:p>342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437">
                <text:p>3437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449">
                <text:p>3449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461">
                <text:p>3461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73">
                <text:p>3473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485">
                <text:p>3485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497">
                <text:p>3497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09">
                <text:p>3509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21">
                <text:p>3521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33">
                <text:p>353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545">
                <text:p>354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57">
                <text:p>355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69">
                <text:p>356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81">
                <text:p>358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93">
                <text:p>3593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05">
                <text:p>3605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17">
                <text:p>3617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29">
                <text:p>3629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41">
                <text:p>3641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53">
                <text:p>3653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65">
                <text:p>3665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677">
                <text:p>3677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689">
                <text:p>3689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701">
                <text:p>3701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13">
                <text:p>3713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25">
                <text:p>372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737">
                <text:p>3737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749">
                <text:p>374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761">
                <text:p>3761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73">
                <text:p>3773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785">
                <text:p>3785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797">
                <text:p>3797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809">
                <text:p>3809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21">
                <text:p>382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33">
                <text:p>383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45">
                <text:p>384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57">
                <text:p>385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869">
                <text:p>386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881">
                <text:p>388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893">
                <text:p>389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05">
                <text:p>390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17">
                <text:p>391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29">
                <text:p>392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41">
                <text:p>394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53">
                <text:p>395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965">
                <text:p>396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77">
                <text:p>397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989">
                <text:p>398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01">
                <text:p>4001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13">
                <text:p>401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25">
                <text:p>402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37">
                <text:p>403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49">
                <text:p>404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61">
                <text:p>406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73">
                <text:p>407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085">
                <text:p>408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097">
                <text:p>409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09">
                <text:p>410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21">
                <text:p>412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33">
                <text:p>41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45">
                <text:p>41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57">
                <text:p>4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169">
                <text:p>4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181">
                <text:p>4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193">
                <text:p>41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05">
                <text:p>42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17">
                <text:p>42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29">
                <text:p>42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41">
                <text:p>42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53">
                <text:p>425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65">
                <text:p>426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77">
                <text:p>427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89">
                <text:p>428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301">
                <text:p>43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313">
                <text:p>43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325">
                <text:p>432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37">
                <text:p>433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349">
                <text:p>434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361">
                <text:p>436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373">
                <text:p>437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385">
                <text:p>438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397">
                <text:p>439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409">
                <text:p>44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21">
                <text:p>44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33">
                <text:p>443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445">
                <text:p>444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457">
                <text:p>445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469">
                <text:p>446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481">
                <text:p>448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493">
                <text:p>44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505">
                <text:p>450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517">
                <text:p>451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529">
                <text:p>452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541">
                <text:p>454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53">
                <text:p>455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65">
                <text:p>456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577">
                <text:p>457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589">
                <text:p>458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601">
                <text:p>460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613">
                <text:p>461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625">
                <text:p>462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637">
                <text:p>463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649">
                <text:p>464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661">
                <text:p>466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73">
                <text:p>467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685">
                <text:p>468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697">
                <text:p>469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709">
                <text:p>470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721">
                <text:p>472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733">
                <text:p>473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745">
                <text:p>474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757">
                <text:p>475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769">
                <text:p>476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781">
                <text:p>478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793">
                <text:p>479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805">
                <text:p>480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817">
                <text:p>481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829">
                <text:p>482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841">
                <text:p>484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853">
                <text:p>485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865">
                <text:p>486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877">
                <text:p>487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889">
                <text:p>488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901">
                <text:p>490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913">
                <text:p>491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25">
                <text:p>492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937">
                <text:p>493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49">
                <text:p>494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961">
                <text:p>496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73">
                <text:p>497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985">
                <text:p>498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997">
                <text:p>499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009">
                <text:p>50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021">
                <text:p>502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033">
                <text:p>503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045">
                <text:p>504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057">
                <text:p>505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069">
                <text:p>506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081">
                <text:p>508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093">
                <text:p>509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105">
                <text:p>51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117">
                <text:p>511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129">
                <text:p>512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141">
                <text:p>51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53">
                <text:p>515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165">
                <text:p>516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177">
                <text:p>51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189">
                <text:p>518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201">
                <text:p>520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213">
                <text:p>521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225">
                <text:p>522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237">
                <text:p>523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249">
                <text:p>524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261">
                <text:p>526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273">
                <text:p>527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285">
                <text:p>528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297">
                <text:p>529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309">
                <text:p>53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321">
                <text:p>532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333">
                <text:p>533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345">
                <text:p>534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357">
                <text:p>535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369">
                <text:p>536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381">
                <text:p>538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393">
                <text:p>539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405">
                <text:p>54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417">
                <text:p>541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429">
                <text:p>54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441">
                <text:p>54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453">
                <text:p>545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465">
                <text:p>546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477">
                <text:p>547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489">
                <text:p>548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501">
                <text:p>55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513">
                <text:p>55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525">
                <text:p>552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37">
                <text:p>553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549">
                <text:p>554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561">
                <text:p>556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573">
                <text:p>557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585">
                <text:p>558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597">
                <text:p>5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609">
                <text:p>5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621">
                <text:p>5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633">
                <text:p>5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645">
                <text:p>5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657">
                <text:p>5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669">
                <text:p>5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681">
                <text:p>5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692">
                <text:p>5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703">
                <text:p>5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714">
                <text:p>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725">
                <text:p>5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736">
                <text:p>5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748">
                <text:p>5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760">
                <text:p>5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772">
                <text:p>5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784">
                <text:p>5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796">
                <text:p>5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808">
                <text:p>5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820">
                <text:p>5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832">
                <text:p>5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844">
                <text:p>5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856">
                <text:p>5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868">
                <text:p>5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880">
                <text:p>5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892">
                <text:p>5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904">
                <text:p>5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916">
                <text:p>5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927">
                <text:p>5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939">
                <text:p>5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951">
                <text:p>5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963">
                <text:p>5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975">
                <text:p>5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987">
                <text:p>5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999">
                <text:p>5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011">
                <text:p>6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023">
                <text:p>6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035">
                <text:p>6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047">
                <text:p>6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059">
                <text:p>6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071">
                <text:p>6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083">
                <text:p>6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95">
                <text:p>6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107">
                <text:p>6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119">
                <text:p>6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131">
                <text:p>6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143">
                <text:p>6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55">
                <text:p>6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167">
                <text:p>6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179">
                <text:p>6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191">
                <text:p>6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203">
                <text:p>6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215">
                <text:p>6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227">
                <text:p>6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239">
                <text:p>6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251">
                <text:p>6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263">
                <text:p>6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275">
                <text:p>6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287">
                <text:p>6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299">
                <text:p>6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311">
                <text:p>6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323">
                <text:p>6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335">
                <text:p>6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347">
                <text:p>6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359">
                <text:p>6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371">
                <text:p>6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383">
                <text:p>6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395">
                <text:p>6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407">
                <text:p>6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419">
                <text:p>6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431">
                <text:p>6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443">
                <text:p>6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455">
                <text:p>6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467">
                <text:p>6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479">
                <text:p>6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491">
                <text:p>6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503">
                <text:p>6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515">
                <text:p>6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527">
                <text:p>6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539">
                <text:p>6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551">
                <text:p>6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563">
                <text:p>6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575">
                <text:p>6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587">
                <text:p>6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599">
                <text:p>6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611">
                <text:p>6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623">
                <text:p>6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635">
                <text:p>6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647">
                <text:p>6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659">
                <text:p>6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671">
                <text:p>6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683">
                <text:p>6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695">
                <text:p>6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707">
                <text:p>6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719">
                <text:p>6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731">
                <text:p>6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743">
                <text:p>6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755">
                <text:p>6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767">
                <text:p>6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779">
                <text:p>6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791">
                <text:p>6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803">
                <text:p>6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815">
                <text:p>6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827">
                <text:p>6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839">
                <text:p>6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851">
                <text:p>6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863">
                <text:p>6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875">
                <text:p>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887">
                <text:p>6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899">
                <text:p>6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911">
                <text:p>6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923">
                <text:p>6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935">
                <text:p>6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947">
                <text:p>6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959">
                <text:p>6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971">
                <text:p>6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983">
                <text:p>6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995">
                <text:p>6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007">
                <text:p>7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019">
                <text:p>7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031">
                <text:p>7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043">
                <text:p>7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055">
                <text:p>7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067">
                <text:p>7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079">
                <text:p>7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091">
                <text:p>7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103">
                <text:p>7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115">
                <text:p>7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127">
                <text:p>7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139">
                <text:p>7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151">
                <text:p>7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163">
                <text:p>7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175">
                <text:p>7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187">
                <text:p>7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199">
                <text:p>7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211">
                <text:p>7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223">
                <text:p>7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235">
                <text:p>7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247">
                <text:p>7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259">
                <text:p>7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271">
                <text:p>7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283">
                <text:p>7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295">
                <text:p>7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307">
                <text:p>7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319">
                <text:p>7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331">
                <text:p>7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343">
                <text:p>7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355">
                <text:p>7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367">
                <text:p>7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379">
                <text:p>7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391">
                <text:p>7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403">
                <text:p>7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415">
                <text:p>7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427">
                <text:p>7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439">
                <text:p>7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451">
                <text:p>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463">
                <text:p>7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475">
                <text:p>7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487">
                <text:p>7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499">
                <text:p>7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511">
                <text:p>7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523">
                <text:p>7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535">
                <text:p>7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547">
                <text:p>7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559">
                <text:p>7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571">
                <text:p>7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583">
                <text:p>7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595">
                <text:p>7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607">
                <text:p>7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619">
                <text:p>7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631">
                <text:p>7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643">
                <text:p>7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655">
                <text:p>7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667">
                <text:p>7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679">
                <text:p>7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691">
                <text:p>7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703">
                <text:p>7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715">
                <text:p>7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727">
                <text:p>7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739">
                <text:p>7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751">
                <text:p>7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763">
                <text:p>7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775">
                <text:p>7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787">
                <text:p>7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799">
                <text:p>7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811">
                <text:p>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823">
                <text:p>7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835">
                <text:p>7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847">
                <text:p>7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859">
                <text:p>7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871">
                <text:p>7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883">
                <text:p>7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895">
                <text:p>7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907">
                <text:p>7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919">
                <text:p>7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931">
                <text:p>7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943">
                <text:p>7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955">
                <text:p>7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967">
                <text:p>7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979">
                <text:p>7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991">
                <text:p>7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003">
                <text:p>8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015">
                <text:p>8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027">
                <text:p>8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039">
                <text:p>8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051">
                <text:p>8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063">
                <text:p>8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075">
                <text:p>8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087">
                <text:p>8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099">
                <text:p>8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111">
                <text:p>8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123">
                <text:p>8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135">
                <text:p>8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147">
                <text:p>8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159">
                <text:p>8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171">
                <text:p>8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183">
                <text:p>8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195">
                <text:p>8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207">
                <text:p>8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219">
                <text:p>8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231">
                <text:p>8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243">
                <text:p>8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255">
                <text:p>8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267">
                <text:p>8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279">
                <text:p>8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291">
                <text:p>8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303">
                <text:p>8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315">
                <text:p>8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327">
                <text:p>8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339">
                <text:p>8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351">
                <text:p>8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363">
                <text:p>8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375">
                <text:p>8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386">
                <text:p>8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398">
                <text:p>8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410">
                <text:p>8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422">
                <text:p>8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433">
                <text:p>8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445">
                <text:p>8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457">
                <text:p>8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469">
                <text:p>8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481">
                <text:p>8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493">
                <text:p>8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505">
                <text:p>8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517">
                <text:p>8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529">
                <text:p>8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541">
                <text:p>8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553">
                <text:p>8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565">
                <text:p>8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577">
                <text:p>8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589">
                <text:p>8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601">
                <text:p>8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613">
                <text:p>8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625">
                <text:p>8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637">
                <text:p>8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649">
                <text:p>8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661">
                <text:p>8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673">
                <text:p>8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685">
                <text:p>8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697">
                <text:p>8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709">
                <text:p>8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721">
                <text:p>8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733">
                <text:p>8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745">
                <text:p>8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757">
                <text:p>8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769">
                <text:p>8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781">
                <text:p>8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793">
                <text:p>8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805">
                <text:p>8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817">
                <text:p>8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829">
                <text:p>8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841">
                <text:p>8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853">
                <text:p>8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865">
                <text:p>8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877">
                <text:p>8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889">
                <text:p>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900">
                <text:p>8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912">
                <text:p>8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924">
                <text:p>8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936">
                <text:p>8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948">
                <text:p>8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960">
                <text:p>8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972">
                <text:p>8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984">
                <text:p>8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996">
                <text:p>8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008">
                <text:p>9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020">
                <text:p>9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032">
                <text:p>9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044">
                <text:p>9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056">
                <text:p>9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068">
                <text:p>9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080">
                <text:p>9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092">
                <text:p>9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104">
                <text:p>9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116">
                <text:p>9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128">
                <text:p>9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140">
                <text:p>9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152">
                <text:p>9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164">
                <text:p>9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176">
                <text:p>9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188">
                <text:p>9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200">
                <text:p>9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212">
                <text:p>9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224">
                <text:p>9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236">
                <text:p>9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248">
                <text:p>9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260">
                <text:p>9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272">
                <text:p>9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284">
                <text:p>9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295">
                <text:p>9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306">
                <text:p>9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318">
                <text:p>9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330">
                <text:p>9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342">
                <text:p>9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354">
                <text:p>9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366">
                <text:p>9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378">
                <text:p>9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390">
                <text:p>9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402">
                <text:p>9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414">
                <text:p>9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426">
                <text:p>9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438">
                <text:p>9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450">
                <text:p>9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462">
                <text:p>9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474">
                <text:p>9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486">
                <text:p>9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498">
                <text:p>9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510">
                <text:p>9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522">
                <text:p>9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534">
                <text:p>9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546">
                <text:p>9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558">
                <text:p>9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570">
                <text:p>9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582">
                <text:p>9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594">
                <text:p>9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606">
                <text:p>9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618">
                <text:p>9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630">
                <text:p>9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642">
                <text:p>9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654">
                <text:p>9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666">
                <text:p>9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678">
                <text:p>9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690">
                <text:p>9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702">
                <text:p>9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714">
                <text:p>9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726">
                <text:p>9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738">
                <text:p>9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750">
                <text:p>9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762">
                <text:p>9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774">
                <text:p>9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786">
                <text:p>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798">
                <text:p>9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810">
                <text:p>9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822">
                <text:p>9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834">
                <text:p>9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846">
                <text:p>9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858">
                <text:p>9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870">
                <text:p>9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882">
                <text:p>9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894">
                <text:p>9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906">
                <text:p>9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918">
                <text:p>9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930">
                <text:p>9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942">
                <text:p>9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954">
                <text:p>9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966">
                <text:p>9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978">
                <text:p>9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990">
                <text:p>9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002">
                <text:p>1000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scatter" chart:style-name="ch1">
        <chart:legend chart:legend-position="end" svg:x="13.165cm" svg:y="4.204cm" style:legend-expansion="high" chart:style-name="ch2"/>
        <chart:plot-area chart:style-name="ch3" table:cell-range-address="shortrotationcombination3secSTART0.A1:shortrotationcombination3secSTART0.A838 shortrotationcombination3secSTART0.C1:shortrotationcombination3secSTART0.C838" svg:x="0.32cm" svg:y="0.18cm" svg:width="12.525cm" svg:height="8.646cm">
          <chart:coordinate-region svg:x="1.153cm" svg:y="0.379cm" svg:width="11.227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ortrotationcombination3secSTART0.C1:shortrotationcombination3secSTART0.C838" chart:class="chart:scatter">
            <chart:domain table:cell-range-address="shortrotationcombination3secSTART0.A1:shortrotationcombination3secSTART0.A838"/>
            <chart:data-point chart:repeated="8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ortrotationcombination3secSTART0.A1:shortrotationcombination3secSTART0.A838</svg:desc>
                </draw:g>
              </table:table-cell>
              <table:table-cell office:value-type="float" office:value="0">
                <text:p>0</text:p>
                <draw:g>
                  <svg:desc>shortrotationcombination3secSTART0.C1:shortrotationcombination3secSTART0.C8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8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6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8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4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6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8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2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4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5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9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1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3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7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1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3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5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7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9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0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2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4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6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8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9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1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2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3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5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7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8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0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1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2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63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75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7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8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09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21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32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43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5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7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79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91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03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15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27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38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51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62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75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86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8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1">
                <text:p>1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2">
                <text:p>1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4">
                <text:p>1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6">
                <text:p>1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9">
                <text:p>1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1">
                <text:p>1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2">
                <text:p>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4">
                <text:p>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6">
                <text:p>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8">
                <text:p>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42">
                <text:p>1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54">
                <text:p>1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67">
                <text:p>1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78">
                <text:p>1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91">
                <text:p>1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03">
                <text:p>1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14">
                <text:p>1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26">
                <text:p>1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38">
                <text:p>1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51">
                <text:p>1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63">
                <text:p>1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74">
                <text:p>1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86">
                <text:p>1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98">
                <text:p>1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10">
                <text:p>1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22">
                <text:p>1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34">
                <text:p>1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46">
                <text:p>1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58">
                <text:p>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70">
                <text:p>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82">
                <text:p>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94">
                <text:p>1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06">
                <text:p>1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18">
                <text:p>1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30">
                <text:p>1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43">
                <text:p>1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54">
                <text:p>1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66">
                <text:p>1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78">
                <text:p>1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90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02">
                <text:p>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14">
                <text:p>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26">
                <text:p>1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38">
                <text:p>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0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62">
                <text:p>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74">
                <text:p>1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86">
                <text:p>1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98">
                <text:p>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10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22">
                <text:p>1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34">
                <text:p>1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45">
                <text:p>1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57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69">
                <text:p>1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81">
                <text:p>1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93">
                <text:p>1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05">
                <text:p>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17">
                <text:p>1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29">
                <text:p>1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41">
                <text:p>1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53">
                <text:p>1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65">
                <text:p>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77">
                <text:p>1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89">
                <text:p>1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01">
                <text:p>1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13">
                <text:p>1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25">
                <text:p>1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37">
                <text:p>1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49">
                <text:p>1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61">
                <text:p>1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73">
                <text:p>1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85">
                <text:p>1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97">
                <text:p>1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09">
                <text:p>1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21">
                <text:p>1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33">
                <text:p>1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45">
                <text:p>1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57">
                <text:p>1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69">
                <text:p>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81">
                <text:p>1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28">
                <text:p>2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40">
                <text:p>2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52">
                <text:p>2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64">
                <text:p>2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76">
                <text:p>2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88">
                <text:p>2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99">
                <text:p>2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11">
                <text:p>2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23">
                <text:p>2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35">
                <text:p>2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47">
                <text:p>2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59">
                <text:p>2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71">
                <text:p>2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83">
                <text:p>2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94">
                <text:p>2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06">
                <text:p>2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18">
                <text:p>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30">
                <text:p>2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43">
                <text:p>2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54">
                <text:p>2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66">
                <text:p>2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78">
                <text:p>2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90">
                <text:p>2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02">
                <text:p>2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14">
                <text:p>2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26">
                <text:p>2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38">
                <text:p>2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51">
                <text:p>2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62">
                <text:p>2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74">
                <text:p>2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86">
                <text:p>2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98">
                <text:p>2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10">
                <text:p>2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22">
                <text:p>2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34">
                <text:p>2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46">
                <text:p>2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58">
                <text:p>2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70">
                <text:p>2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83">
                <text:p>2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94">
                <text:p>2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06">
                <text:p>2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18">
                <text:p>2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30">
                <text:p>2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42">
                <text:p>2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53">
                <text:p>2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65">
                <text:p>2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76">
                <text:p>2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87">
                <text:p>2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99">
                <text:p>2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10">
                <text:p>2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22">
                <text:p>2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34">
                <text:p>2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46">
                <text:p>2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58">
                <text:p>2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70">
                <text:p>2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81">
                <text:p>2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93">
                <text:p>2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05">
                <text:p>2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17">
                <text:p>2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29">
                <text:p>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41">
                <text:p>2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53">
                <text:p>2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65">
                <text:p>2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77">
                <text:p>2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89">
                <text:p>2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01">
                <text:p>2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13">
                <text:p>2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25">
                <text:p>2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37">
                <text:p>2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849">
                <text:p>2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61">
                <text:p>2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73">
                <text:p>2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85">
                <text:p>2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97">
                <text:p>2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09">
                <text:p>2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21">
                <text:p>2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33">
                <text:p>2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45">
                <text:p>2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57">
                <text:p>2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69">
                <text:p>2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81">
                <text:p>2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993">
                <text:p>2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05">
                <text:p>3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17">
                <text:p>3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29">
                <text:p>3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41">
                <text:p>3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53">
                <text:p>3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65">
                <text:p>3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77">
                <text:p>3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89">
                <text:p>3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101">
                <text:p>3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13">
                <text:p>3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25">
                <text:p>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37">
                <text:p>313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49">
                <text:p>314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161">
                <text:p>316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173">
                <text:p>3173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85">
                <text:p>3185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197">
                <text:p>3197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09">
                <text:p>3209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221">
                <text:p>3221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233">
                <text:p>3233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45">
                <text:p>324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257">
                <text:p>3257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269">
                <text:p>3269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281">
                <text:p>3281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293">
                <text:p>3293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05">
                <text:p>330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17">
                <text:p>3317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29">
                <text:p>3329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41">
                <text:p>3341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53">
                <text:p>3353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365">
                <text:p>336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77">
                <text:p>3377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389">
                <text:p>3389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401">
                <text:p>3401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13">
                <text:p>3413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425">
                <text:p>342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437">
                <text:p>3437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449">
                <text:p>3449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461">
                <text:p>3461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73">
                <text:p>3473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485">
                <text:p>348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497">
                <text:p>3497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09">
                <text:p>3509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21">
                <text:p>3521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33">
                <text:p>3533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545">
                <text:p>3545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57">
                <text:p>355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69">
                <text:p>356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81">
                <text:p>358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93">
                <text:p>3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05">
                <text:p>36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17">
                <text:p>361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29">
                <text:p>362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41">
                <text:p>364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53">
                <text:p>365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65">
                <text:p>366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677">
                <text:p>367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689">
                <text:p>368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701">
                <text:p>370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13">
                <text:p>371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25">
                <text:p>372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737">
                <text:p>373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749">
                <text:p>374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761">
                <text:p>376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73">
                <text:p>377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785">
                <text:p>378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797">
                <text:p>379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809">
                <text:p>380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21">
                <text:p>382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33">
                <text:p>383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45">
                <text:p>384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57">
                <text:p>385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869">
                <text:p>386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881">
                <text:p>388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893">
                <text:p>389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05">
                <text:p>390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17">
                <text:p>39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29">
                <text:p>392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41">
                <text:p>394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53">
                <text:p>395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965">
                <text:p>396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77">
                <text:p>397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989">
                <text:p>398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01">
                <text:p>400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13">
                <text:p>401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25">
                <text:p>402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37">
                <text:p>403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49">
                <text:p>404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61">
                <text:p>406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73">
                <text:p>407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085">
                <text:p>408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097">
                <text:p>409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09">
                <text:p>410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21">
                <text:p>412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33">
                <text:p>413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45">
                <text:p>414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57">
                <text:p>415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169">
                <text:p>416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181">
                <text:p>418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193">
                <text:p>419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05">
                <text:p>420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17">
                <text:p>421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29">
                <text:p>422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41">
                <text:p>424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53">
                <text:p>425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65">
                <text:p>426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77">
                <text:p>427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89">
                <text:p>428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301">
                <text:p>430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313">
                <text:p>431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325">
                <text:p>432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37">
                <text:p>433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349">
                <text:p>434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361">
                <text:p>436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373">
                <text:p>437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385">
                <text:p>438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397">
                <text:p>439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409">
                <text:p>440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21">
                <text:p>442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33">
                <text:p>443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445">
                <text:p>444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457">
                <text:p>445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469">
                <text:p>446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481">
                <text:p>448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493">
                <text:p>449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505">
                <text:p>450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517">
                <text:p>451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529">
                <text:p>452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541">
                <text:p>454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53">
                <text:p>455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65">
                <text:p>456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577">
                <text:p>457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589">
                <text:p>458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601">
                <text:p>460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613">
                <text:p>461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625">
                <text:p>462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637">
                <text:p>463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649">
                <text:p>464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661">
                <text:p>466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73">
                <text:p>467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685">
                <text:p>468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697">
                <text:p>4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709">
                <text:p>4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721">
                <text:p>472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733">
                <text:p>473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745">
                <text:p>474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757">
                <text:p>4757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769">
                <text:p>476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781">
                <text:p>478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793">
                <text:p>479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805">
                <text:p>480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817">
                <text:p>481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829">
                <text:p>482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841">
                <text:p>4841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853">
                <text:p>4853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865">
                <text:p>486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877">
                <text:p>487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889">
                <text:p>488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901">
                <text:p>490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913">
                <text:p>491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25">
                <text:p>492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937">
                <text:p>4937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49">
                <text:p>494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961">
                <text:p>4961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73">
                <text:p>4973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985">
                <text:p>498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997">
                <text:p>499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009">
                <text:p>500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021">
                <text:p>502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033">
                <text:p>503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045">
                <text:p>504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057">
                <text:p>5057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069">
                <text:p>506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081">
                <text:p>5081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093">
                <text:p>509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105">
                <text:p>510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117">
                <text:p>511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129">
                <text:p>512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141">
                <text:p>5141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53">
                <text:p>5153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165">
                <text:p>516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177">
                <text:p>5177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189">
                <text:p>518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201">
                <text:p>5201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213">
                <text:p>5213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225">
                <text:p>522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237">
                <text:p>523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249">
                <text:p>524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261">
                <text:p>526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273">
                <text:p>527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285">
                <text:p>528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297">
                <text:p>5297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309">
                <text:p>530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321">
                <text:p>5321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333">
                <text:p>533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345">
                <text:p>534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357">
                <text:p>535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369">
                <text:p>536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381">
                <text:p>538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393">
                <text:p>539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405">
                <text:p>540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417">
                <text:p>5417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429">
                <text:p>542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441">
                <text:p>544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453">
                <text:p>545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465">
                <text:p>546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477">
                <text:p>547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489">
                <text:p>548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501">
                <text:p>550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513">
                <text:p>551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525">
                <text:p>552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37">
                <text:p>553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549">
                <text:p>554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561">
                <text:p>5561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573">
                <text:p>557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585">
                <text:p>558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597">
                <text:p>559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609">
                <text:p>560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621">
                <text:p>5621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633">
                <text:p>5633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645">
                <text:p>564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657">
                <text:p>565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669">
                <text:p>566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681">
                <text:p>5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692">
                <text:p>5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703">
                <text:p>5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714">
                <text:p>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725">
                <text:p>5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736">
                <text:p>5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748">
                <text:p>5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760">
                <text:p>5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772">
                <text:p>5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784">
                <text:p>5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796">
                <text:p>5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808">
                <text:p>5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820">
                <text:p>5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832">
                <text:p>5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844">
                <text:p>5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856">
                <text:p>5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868">
                <text:p>5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880">
                <text:p>5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892">
                <text:p>5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904">
                <text:p>5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916">
                <text:p>5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927">
                <text:p>5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939">
                <text:p>5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951">
                <text:p>5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963">
                <text:p>5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975">
                <text:p>5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987">
                <text:p>5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999">
                <text:p>5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011">
                <text:p>6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023">
                <text:p>6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035">
                <text:p>6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047">
                <text:p>6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059">
                <text:p>6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071">
                <text:p>6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083">
                <text:p>6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95">
                <text:p>6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107">
                <text:p>6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119">
                <text:p>6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131">
                <text:p>6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143">
                <text:p>6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55">
                <text:p>6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167">
                <text:p>6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179">
                <text:p>6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191">
                <text:p>6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203">
                <text:p>6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215">
                <text:p>6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227">
                <text:p>6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239">
                <text:p>6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251">
                <text:p>6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263">
                <text:p>6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275">
                <text:p>6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287">
                <text:p>6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299">
                <text:p>6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311">
                <text:p>6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323">
                <text:p>6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335">
                <text:p>6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347">
                <text:p>6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359">
                <text:p>6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371">
                <text:p>6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383">
                <text:p>6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395">
                <text:p>6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407">
                <text:p>6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419">
                <text:p>6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431">
                <text:p>6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443">
                <text:p>6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455">
                <text:p>6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467">
                <text:p>6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479">
                <text:p>6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491">
                <text:p>6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503">
                <text:p>6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515">
                <text:p>6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527">
                <text:p>6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539">
                <text:p>6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551">
                <text:p>6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563">
                <text:p>6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575">
                <text:p>6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587">
                <text:p>6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599">
                <text:p>6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611">
                <text:p>6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623">
                <text:p>6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635">
                <text:p>6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647">
                <text:p>6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659">
                <text:p>6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671">
                <text:p>6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683">
                <text:p>6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695">
                <text:p>6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707">
                <text:p>6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719">
                <text:p>6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731">
                <text:p>6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743">
                <text:p>6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755">
                <text:p>6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767">
                <text:p>6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779">
                <text:p>6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791">
                <text:p>6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803">
                <text:p>6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815">
                <text:p>6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827">
                <text:p>6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839">
                <text:p>6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851">
                <text:p>6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863">
                <text:p>6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875">
                <text:p>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887">
                <text:p>6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899">
                <text:p>6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911">
                <text:p>6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923">
                <text:p>6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935">
                <text:p>6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947">
                <text:p>6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959">
                <text:p>6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971">
                <text:p>6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983">
                <text:p>6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995">
                <text:p>6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007">
                <text:p>7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019">
                <text:p>7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031">
                <text:p>7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043">
                <text:p>7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055">
                <text:p>7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067">
                <text:p>7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079">
                <text:p>7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091">
                <text:p>7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103">
                <text:p>7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115">
                <text:p>7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127">
                <text:p>7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139">
                <text:p>7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151">
                <text:p>7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163">
                <text:p>7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175">
                <text:p>7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187">
                <text:p>7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199">
                <text:p>7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211">
                <text:p>7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223">
                <text:p>7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235">
                <text:p>7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247">
                <text:p>7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259">
                <text:p>7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271">
                <text:p>7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283">
                <text:p>7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295">
                <text:p>7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307">
                <text:p>7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319">
                <text:p>7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331">
                <text:p>7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343">
                <text:p>7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355">
                <text:p>7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367">
                <text:p>7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379">
                <text:p>7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391">
                <text:p>7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403">
                <text:p>7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415">
                <text:p>7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427">
                <text:p>7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439">
                <text:p>7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451">
                <text:p>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463">
                <text:p>7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475">
                <text:p>7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487">
                <text:p>7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499">
                <text:p>7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511">
                <text:p>7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523">
                <text:p>7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535">
                <text:p>7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547">
                <text:p>7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559">
                <text:p>7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571">
                <text:p>7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583">
                <text:p>7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595">
                <text:p>7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607">
                <text:p>7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619">
                <text:p>7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631">
                <text:p>7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643">
                <text:p>7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655">
                <text:p>7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667">
                <text:p>7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679">
                <text:p>7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691">
                <text:p>7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703">
                <text:p>7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715">
                <text:p>7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727">
                <text:p>7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739">
                <text:p>7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751">
                <text:p>7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763">
                <text:p>7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775">
                <text:p>7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787">
                <text:p>7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799">
                <text:p>7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811">
                <text:p>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823">
                <text:p>7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835">
                <text:p>7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847">
                <text:p>7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859">
                <text:p>7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871">
                <text:p>7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883">
                <text:p>7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895">
                <text:p>7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907">
                <text:p>7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919">
                <text:p>7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931">
                <text:p>7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943">
                <text:p>7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955">
                <text:p>7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967">
                <text:p>7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979">
                <text:p>7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991">
                <text:p>7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003">
                <text:p>8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015">
                <text:p>8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027">
                <text:p>8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039">
                <text:p>8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051">
                <text:p>8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063">
                <text:p>8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075">
                <text:p>8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087">
                <text:p>8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099">
                <text:p>8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111">
                <text:p>8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123">
                <text:p>8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135">
                <text:p>8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147">
                <text:p>8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159">
                <text:p>8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171">
                <text:p>8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183">
                <text:p>8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195">
                <text:p>8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207">
                <text:p>8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219">
                <text:p>8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231">
                <text:p>8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243">
                <text:p>8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255">
                <text:p>8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267">
                <text:p>8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279">
                <text:p>8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291">
                <text:p>8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303">
                <text:p>8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315">
                <text:p>8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327">
                <text:p>8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339">
                <text:p>8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351">
                <text:p>8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363">
                <text:p>8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375">
                <text:p>8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386">
                <text:p>8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398">
                <text:p>8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410">
                <text:p>8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422">
                <text:p>8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433">
                <text:p>8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445">
                <text:p>8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457">
                <text:p>8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469">
                <text:p>8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481">
                <text:p>8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493">
                <text:p>8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505">
                <text:p>8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517">
                <text:p>8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529">
                <text:p>8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541">
                <text:p>8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553">
                <text:p>8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565">
                <text:p>8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577">
                <text:p>8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589">
                <text:p>8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601">
                <text:p>8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613">
                <text:p>8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625">
                <text:p>8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637">
                <text:p>8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649">
                <text:p>8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661">
                <text:p>8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673">
                <text:p>8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685">
                <text:p>8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697">
                <text:p>8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709">
                <text:p>8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721">
                <text:p>8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733">
                <text:p>8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745">
                <text:p>8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757">
                <text:p>8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769">
                <text:p>8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781">
                <text:p>8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793">
                <text:p>8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805">
                <text:p>8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817">
                <text:p>8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829">
                <text:p>8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841">
                <text:p>8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853">
                <text:p>8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865">
                <text:p>8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877">
                <text:p>8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889">
                <text:p>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900">
                <text:p>8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912">
                <text:p>8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924">
                <text:p>8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936">
                <text:p>8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948">
                <text:p>8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960">
                <text:p>8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972">
                <text:p>8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984">
                <text:p>8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996">
                <text:p>8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008">
                <text:p>9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020">
                <text:p>9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032">
                <text:p>9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044">
                <text:p>9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056">
                <text:p>9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068">
                <text:p>9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080">
                <text:p>9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092">
                <text:p>9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104">
                <text:p>9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116">
                <text:p>9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128">
                <text:p>9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140">
                <text:p>9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152">
                <text:p>9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164">
                <text:p>9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176">
                <text:p>9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188">
                <text:p>9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200">
                <text:p>9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212">
                <text:p>9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224">
                <text:p>9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236">
                <text:p>9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248">
                <text:p>9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260">
                <text:p>9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272">
                <text:p>9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284">
                <text:p>9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295">
                <text:p>9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306">
                <text:p>9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318">
                <text:p>9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330">
                <text:p>9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342">
                <text:p>9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354">
                <text:p>9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366">
                <text:p>9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378">
                <text:p>9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390">
                <text:p>9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402">
                <text:p>9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414">
                <text:p>9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426">
                <text:p>9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438">
                <text:p>9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450">
                <text:p>9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462">
                <text:p>9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474">
                <text:p>9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486">
                <text:p>9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498">
                <text:p>9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510">
                <text:p>9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522">
                <text:p>9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534">
                <text:p>9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546">
                <text:p>9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558">
                <text:p>9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570">
                <text:p>9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582">
                <text:p>9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594">
                <text:p>9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606">
                <text:p>9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618">
                <text:p>9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630">
                <text:p>9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642">
                <text:p>9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654">
                <text:p>9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666">
                <text:p>9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678">
                <text:p>9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690">
                <text:p>9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702">
                <text:p>9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714">
                <text:p>9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726">
                <text:p>9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738">
                <text:p>9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750">
                <text:p>9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762">
                <text:p>9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774">
                <text:p>9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786">
                <text:p>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798">
                <text:p>9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810">
                <text:p>9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822">
                <text:p>9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834">
                <text:p>9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846">
                <text:p>9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858">
                <text:p>9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870">
                <text:p>9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882">
                <text:p>9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894">
                <text:p>9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906">
                <text:p>9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918">
                <text:p>9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930">
                <text:p>9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942">
                <text:p>9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954">
                <text:p>9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966">
                <text:p>9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978">
                <text:p>9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990">
                <text:p>9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002">
                <text:p>1000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